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3425a" officeooo:paragraph-rsid="0013425a" style:font-size-asian="12pt" style:font-size-complex="12pt"/>
    </style:style>
    <style:style style:name="P3" style:family="paragraph" style:parent-style-name="Standard">
      <style:text-properties officeooo:rsid="0013425a" officeooo:paragraph-rsid="0013425a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officeooo:rsid="0013425a" officeooo:paragraph-rsid="0013425a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c0" style:font-name="Monospace" fo:font-size="10pt" style:font-size-asian="10pt"/>
    </style:style>
    <style:style style:name="T5" style:family="text">
      <style:text-properties fo:color="#c48cff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c48cff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c00000" style:font-name="Monospace" fo:font-size="10pt" style:font-size-asian="10pt"/>
    </style:style>
    <style:style style:name="T9" style:family="text">
      <style:text-properties fo:color="#5e5eff" style:font-name="Monospace" fo:font-size="10pt" style:font-size-asian="1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color="#222222" style:font-name="Arial" fo:font-size="7pt" style:font-name-asian="Times New Roman" style:font-size-asian="7pt" style:font-name-complex="Arial1" style:font-size-complex="7pt"/>
    </style:style>
    <style:style style:name="T13" style:family="text">
      <style:text-properties fo:color="#222222" style:font-name="Arial" style:font-name-asian="Times New Roman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SSIGNMENT 12.3</text:p>
      <text:p text:style-name="P1"/>
      <text:p text:style-name="P1"><text:span text:style-name="T13">Create a list of tuples, where the 1st element of the tuple is an int and the second element is a string.</text:span></text:p>
      <text:p text:style-name="P1"/>
      <text:p text:style-name="P1"><text:span text:style-name="T13">Example - ((1, ‘alpha’), (2, ‘beta’), (3, ‘gamma’), (4, ‘zeta’), (5, ‘omega’))</text:span></text:p>
      <text:p text:style-name="P1"><text:span text:style-name="T13">- for the above list, print the numbers where the corresponding string length is 4</text:span></text:p>
      <text:p text:style-name="P1"><text:span text:style-name="T13">- find the average of all numbers, where the corresponding string contains alphabet ‘m’</text:span></text:p>
      <text:p text:style-name="P1"><text:span text:style-name="T13">or alphabet ‘z’</text:span></text:p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>ListTuple.scala</text:p>
      <text:p text:style-name="P6"><text:span text:style-name="T11"/></text:p>
      <text:p text:style-name="P6"/>
      <text:p text:style-name="P4"><text:span text:style-name="T1">//object</text:span></text:p>
      <text:p text:style-name="P4"><text:span text:style-name="T2">object</text:span><text:span text:style-name="T3"> obj1 </text:span><text:span text:style-name="T2">extends</text:span><text:span text:style-name="T3"> App {</text:span></text:p>
      <text:p text:style-name="P4"><text:span text:style-name="T1">//initializing list and variables</text:span></text:p>
      <text:p text:style-name="P4"><text:span text:style-name="T2">val</text:span><text:span text:style-name="T3"> </text:span><text:span text:style-name="T4">m</text:span><text:span text:style-name="T3"> = </text:span><text:span text:style-name="T4">Map</text:span><text:span text:style-name="T3">(</text:span><text:span text:style-name="T5">1</text:span><text:span text:style-name="T3"> -&gt; </text:span><text:span text:style-name="T7">"alpha"</text:span><text:span text:style-name="T3">, </text:span><text:span text:style-name="T5">2</text:span><text:span text:style-name="T3"> -&gt; </text:span><text:span text:style-name="T7">"beta"</text:span><text:span text:style-name="T3">, </text:span><text:span text:style-name="T5">3</text:span><text:span text:style-name="T3"> -&gt; </text:span><text:span text:style-name="T7">"gamma"</text:span><text:span text:style-name="T3">, </text:span><text:span text:style-name="T5">4</text:span><text:span text:style-name="T3"> -&gt; </text:span><text:span text:style-name="T7">"zeta"</text:span><text:span text:style-name="T3">, </text:span><text:span text:style-name="T5">5</text:span><text:span text:style-name="T3"> -&gt; <text:s/></text:span><text:span text:style-name="T7">"omega"</text:span><text:span text:style-name="T3">)</text:span></text:p>
      <text:p text:style-name="P4"><text:span text:style-name="T2">var</text:span><text:span text:style-name="T3"> </text:span><text:span text:style-name="T8">count</text:span><text:span text:style-name="T3"> = </text:span><text:span text:style-name="T6">0</text:span></text:p>
      <text:p text:style-name="P4"><text:span text:style-name="T2">var</text:span><text:span text:style-name="T3"> </text:span><text:span text:style-name="T8">sum</text:span><text:span text:style-name="T3"> = </text:span><text:span text:style-name="T6">0</text:span></text:p>
      <text:p text:style-name="P4"><text:span text:style-name="T2">for</text:span><text:span text:style-name="T3"> ( </text:span><text:span text:style-name="T9">i</text:span><text:span text:style-name="T3"> &lt;- </text:span><text:span text:style-name="T4">m</text:span><text:span text:style-name="T3">.keys)</text:span><text:span text:style-name="T1">//mapping key values</text:span></text:p>
      <text:p text:style-name="P4"><text:span text:style-name="T3">{</text:span></text:p>
      <text:p text:style-name="P4"><text:span text:style-name="T3"><text:s text:c="2"/></text:span><text:span text:style-name="T2">if</text:span><text:span text:style-name="T3"> (</text:span><text:span text:style-name="T4">m</text:span><text:span text:style-name="T3">(</text:span><text:span text:style-name="T9">i</text:span><text:span text:style-name="T3">).length==</text:span><text:span text:style-name="T6">4</text:span><text:span text:style-name="T3">) </text:span><text:span text:style-name="T1">//checking length</text:span></text:p>
      <text:p text:style-name="P4"><text:span text:style-name="T3"><text:tab/>{</text:span></text:p>
      <text:p text:style-name="P4"><text:span text:style-name="T3"><text:s text:c="8"/>println(</text:span><text:span text:style-name="T7">"number matching length 4 = "</text:span><text:span text:style-name="T3"> + </text:span><text:span text:style-name="T9">i</text:span><text:span text:style-name="T3">)</text:span></text:p>
      <text:p text:style-name="P4"><text:span text:style-name="T3"><text:tab/>}</text:span></text:p>
      <text:p text:style-name="P4"><text:span text:style-name="T3"><text:s text:c="2"/></text:span></text:p>
      <text:p text:style-name="P4"><text:span text:style-name="T3"><text:s text:c="2"/></text:span><text:span text:style-name="T2">if</text:span><text:span text:style-name="T3"> ( (</text:span><text:span text:style-name="T4">m</text:span><text:span text:style-name="T3">(</text:span><text:span text:style-name="T9">i</text:span><text:span text:style-name="T3">).contains(</text:span><text:span text:style-name="T7">"m"</text:span><text:span text:style-name="T3">)) <text:s/>|| (</text:span><text:span text:style-name="T4">m</text:span><text:span text:style-name="T3">(</text:span><text:span text:style-name="T9">i</text:span><text:span text:style-name="T3">).contains(</text:span><text:span text:style-name="T7">"z"</text:span><text:span text:style-name="T3">) == </text:span><text:span text:style-name="T2">true</text:span><text:span text:style-name="T3"> ))</text:span></text:p>
      <text:p text:style-name="P4"><text:span text:style-name="T3"><text:tab/>{</text:span></text:p>
      <text:p text:style-name="P4"><text:span text:style-name="T3"><text:s/><text:tab/><text:tab/></text:span><text:span text:style-name="T8">count</text:span><text:span text:style-name="T3"> +=</text:span><text:span text:style-name="T6">1</text:span><text:span text:style-name="T3"> </text:span><text:span text:style-name="T1">//counting number of numbers</text:span></text:p>
      <text:p text:style-name="P4"><text:span text:style-name="T3"><text:s text:c="4"/></text:span><text:span text:style-name="T8">sum</text:span><text:span text:style-name="T3"> +=</text:span><text:span text:style-name="T9">i</text:span><text:span text:style-name="T3"> <text:s/></text:span><text:span text:style-name="T1">//summing their key values</text:span></text:p>
      <text:p text:style-name="P4"><text:span text:style-name="T3"><text:tab/>}</text:span></text:p>
      <text:p text:style-name="P5"/>
      <text:p text:style-name="P4"><text:span text:style-name="T3">}</text:span></text:p>
      <text:p text:style-name="P5"/>
      <text:p text:style-name="P4"><text:span text:style-name="T3">println(</text:span><text:span text:style-name="T7">"average of all numbers, where the corresponding string contains alphabet ‘m’ or alphabet ‘z’ is "</text:span><text:span text:style-name="T3"> + (</text:span><text:span text:style-name="T8">sum</text:span><text:span text:style-name="T3">/</text:span><text:span text:style-name="T8">count</text:span><text:span text:style-name="T3">) )</text:span></text:p>
      <text:p text:style-name="P4"><text:span text:style-name="T3">}</text:span></text:p>
      <text:p text:style-name="Standard"/>
      <text:p text:style-name="Standard"/>
      <text:p text:style-name="P3">OUTPUT</text:p>
      <text:p text:style-name="P3"/>
      <text:p text:style-name="P3"><text:span text:style-name="T3">number matching length 4 = 2</text:span></text:p>
      <text:p text:style-name="P4"><text:span text:style-name="T3">number matching length 4 = 4</text:span></text:p>
      <text:p text:style-name="P4"><text:span text:style-name="T3">average of all numbers, where the corresponding string contains alphabet ‘m’ or alphabet ‘z’ is 4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09T00:13:22.152483680</meta:creation-date>
    <dc:date>2017-11-09T00:16:44.581625153</dc:date>
    <dc:creator>Acadgild </dc:creator>
    <meta:editing-duration>P0D</meta:editing-duration>
    <meta:editing-cycles>1</meta:editing-cycles>
    <meta:document-statistic meta:table-count="0" meta:image-count="0" meta:object-count="0" meta:page-count="1" meta:paragraph-count="32" meta:word-count="199" meta:character-count="1130" meta:non-whitespace-character-count="934"/>
    <meta:generator>LibreOffice/4.2.8.2$Linux_X86_64 LibreOffice_project/420$Build-2</meta:generator>
  </office:meta>
</office:document-meta>
</file>